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list-style-name="L1">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Standard" style:list-style-name="L5">
      <style:text-properties fo:font-size="10pt" fo:font-weight="normal" style:font-size-asian="10pt" style:font-weight-asian="normal" style:font-size-complex="10pt" style:font-weight-complex="normal"/>
    </style:style>
    <style:style style:name="P17"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8" style:family="paragraph" style:parent-style-name="Standard" style:list-style-name="L2">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9" style:family="paragraph" style:parent-style-name="Standard" style:list-style-name="L3">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0" style:family="paragraph" style:parent-style-name="Standard" style:list-style-name="L4">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language="fr" fo:country="FR" style:font-size-asian="10pt" style:font-size-complex="10pt"/>
    </style:style>
    <style:style style:name="T7" style:family="text">
      <style:text-properties style:font-name="Liberation Serif1"/>
    </style:style>
    <style:style style:name="T8" style:family="text">
      <style:text-properties style:font-name="Liberation Serif1" fo:font-weight="bold" style:font-weight-asian="bold" style:font-weight-complex="bold"/>
    </style:style>
    <style:style style:name="T9" style:family="text">
      <style:text-properties style:font-name="Liberation Serif1" fo:font-style="italic" style:font-style-asian="italic" style:font-style-complex="italic"/>
    </style:style>
    <style:style style:name="T10"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9240998" text:style-name="L1">
        <text:list-item>
          <text:p text:style-name="P14">Principaux apport du papier</text:p>
        </text:list-item>
      </text:list>
      <text:p text:style-name="P7"/>
      <text:p text:style-name="P8">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conformément au modèle définit.</text:p>
      <text:p text:style-name="P8">Cette approche est indépendante de la représentation physique dans le DOM. Elle est donc indépendante de la représentation sous-jacente du document.</text:p>
      <text:p text:style-name="P8"/>
      <text:list xml:id="list1097528680" text:continue-numbering="true" text:style-name="L1">
        <text:list-item>
          <text:p text:style-name="P14">Fil conducteur et motivation principale : </text:p>
        </text:list-item>
      </text:list>
      <text:p text:style-name="P7"/>
      <text:p text:style-name="P8">Une page web présente <text:span text:style-name="T1">plusieurs structures sémantique.</text:span></text:p>
      <text:p text:style-name="P8">Les navigateurs web offrent une représentation en 2 dimensions d'une page web ainsi que de nombreux indicateurs visuels qui permettent de distinguer les différentes structures d'une page. Les contenus sémantiquement proches sont principalement regrouper ensemble, la page est ainsi <text:span text:style-name="T1">divisé en région</text:span> par des <text:span text:style-name="T1">séparateur visuels</text:span> implicites ou explicites.</text:p>
      <text:p text:style-name="P8"/>
      <text:list xml:id="list2078415145" text:continue-numbering="true" text:style-name="L1">
        <text:list-item>
          <text:p text:style-name="P14">Etat de l'art :</text:p>
        </text:list-item>
      </text:list>
      <text:p text:style-name="P7"/>
      <text:p text:style-name="P8">L'article introduit différentes techniques d'extraction de structures d'une page basé sur l'analyse du DOM:</text:p>
      <text:list xml:id="list1446615520" text:style-name="L2">
        <text:list-item>
          <text:p text:style-name="P18">L'analyse des balises. Découper la page en se basant sur les types des balises. </text:p>
        </text:list-item>
        <text:list-item>
          <text:p text:style-name="P18">L'analyse des balises, du contenu des balises et du lien entre les balises.</text:p>
        </text:list-item>
        <text:list-item>
          <text:p text:style-name="P18">Construction de fonction type définissant chaque objet d'une page web. </text:p>
        </text:list-item>
        <text:list-item>
          <text:p text:style-name="P18">Analyse de l'agencement des informations</text:p>
        </text:list-item>
      </text:list>
      <text:p text:style-name="P10"/>
      <text:list xml:id="list2066393587" text:continue-list="list2078415145" text:style-name="L1">
        <text:list-item>
          <text:p text:style-name="P14">Approche : </text:p>
        </text:list-item>
      </text:list>
      <text:p text:style-name="P7"/>
      <text:list xml:id="list951575992" text:style-name="L3">
        <text:list-item>
          <text:p text:style-name="P19">Vision basé sur le contenu :</text:p>
        </text:list-item>
      </text:list>
      <text:p text:style-name="P8">L'approche propose une vision basé sur le contenu de la structure. On reconstruit une nouvelle structure. Les éléments de la nouvelle structure n'ont pas nécessairement de correspondance avec les éléments du DOM.</text:p>
      <text:p text:style-name="P8">Pour cela, on définit un nouveau modèle d'une page web définit par le triplet : <text:span text:style-name="T8">Ω</text:span><text:span text:style-name="T10"> = (</text:span><text:span text:style-name="T8">Θ, ф, δ)</text:span><text:span text:style-name="T7">. <text:s/>Θ est un ensemble fini d'objet ou de sous page web. <text:s/>Ф ={φ1, φ2, φ3} est un ensemble de séparateur visuel. Chaque séparateur visuel possède un poids indiquant la visibilité et tous les séparateurs dans le même Ф ont le même poids. <text:s/>δ <text:s/>est la relation entre deux blocs dans Θ et δ = Θ x Θ → ф U {Null}. <text:s/></text:span></text:p>
      <text:p text:style-name="P8"><text:span text:style-name="T7">Pour chaque bloc visuel (ou objet) identifier par niveau, on attribut un </text:span><text:span text:style-name="T8">degré de cohérence</text:span><text:span text:style-name="T7"> (DOC). Le </text:span><text:span text:style-name="T9">DOC</text:span><text:span text:style-name="T7"> d'un bloc enfant est toujours plus petit que le bloc parent. </text:span></text:p>
      <text:p text:style-name="P17"><text:s/></text:p>
      <text:list xml:id="list1952966150" text:style-name="L4">
        <text:list-item>
          <text:p text:style-name="P20">L'algorithme VIPS :</text:p>
        </text:list-item>
      </text:list>
      <text:p text:style-name="P17">L'algorithme déduit cette nouvelle structure par la structure du DOM et des indicateurs visuels qui sont récupérés du navigateur web. </text:p>
      <text:p text:style-name="P8"><text:span text:style-name="T7">Depuis la racine du DOM commence un </text:span><text:span text:style-name="T8">processus d'extraction de bloc</text:span><text:span text:style-name="T7">. Pour chaque nœud on vérifie qu'il constitue un bloc visuel ou non. Sinon le même processus est appliqué sur ces fils. Une fois les blocs du niveau courant identifié, on les rassembles dans un pool. Puis on commence le </text:span><text:span text:style-name="T8">processus d'identification des séparateurs visuelles </text:span><text:span text:style-name="T7">qui segmentent les blocs entre eux. Le processus terminé VIPS teste si le niveau de granularité est suffisant. Si il ne l'ai pas les mêmes processus sont récursivement appliqué à chaque élément de la pool. La structure est construite une fois que tout les blocs sont traité.</text:span></text:p>
      <text:p text:style-name="P17"/>
      <text:list xml:id="list478049415" text:continue-list="list2066393587" text:style-name="L1">
        <text:list-item>
          <text:p text:style-name="P14">Résultats intéressants :</text:p>
        </text:list-item>
      </text:list>
      <text:p text:style-name="P7"/>
      <text:p text:style-name="P8">La méthode à été testé sur un corpus de 140 page web, les plus consultés d'après Yahoo. Les structures obtenues ont été soumis à un jury humain.</text:p>
      <text:p text:style-name="P8"/>
      <table:table table:name="Tableau1" table:style-name="Tableau1">
        <table:table-column table:style-name="Tableau1.A"/>
        <table:table-column table:style-name="Tableau1.B"/>
        <table:table-row>
          <table:table-cell table:style-name="Tableau1.A1" office:value-type="string">
            <text:p text:style-name="P12">Juge</text:p>
          </table:table-cell>
          <table:table-cell table:style-name="Tableau1.B1" office:value-type="string">
            <text:p text:style-name="P12">Nombre de page</text:p>
          </table:table-cell>
        </table:table-row>
        <table:table-row>
          <table:table-cell table:style-name="Tableau1.A2" office:value-type="string">
            <text:p text:style-name="P11">Parfait</text:p>
          </table:table-cell>
          <table:table-cell table:style-name="Tableau1.B2" office:value-type="string">
            <text:p text:style-name="P11">86</text:p>
          </table:table-cell>
        </table:table-row>
        <table:table-row>
          <table:table-cell table:style-name="Tableau1.A2" office:value-type="string">
            <text:p text:style-name="P11">Satisfaisant</text:p>
          </table:table-cell>
          <table:table-cell table:style-name="Tableau1.B2" office:value-type="string">
            <text:p text:style-name="P11">50</text:p>
          </table:table-cell>
        </table:table-row>
        <table:table-row>
          <table:table-cell table:style-name="Tableau1.A2" office:value-type="string">
            <text:p text:style-name="P11">Échoué</text:p>
          </table:table-cell>
          <table:table-cell table:style-name="Tableau1.B2" office:value-type="string">
            <text:p text:style-name="P11">4</text:p>
          </table:table-cell>
        </table:table-row>
      </table:table>
      <text:p text:style-name="P8"/>
      <text:p text:style-name="P8">On constate donc que 97 % des structures sémantiques sont correctement reconnu. <text:s/>Il n' y a pas de résultat sur les ressources utilisés par l'algorithme.</text:p>
      <text:p text:style-name="P8"/>
      <text:p text:style-name="P8"/>
      <text:list xml:id="list1353878669" text:continue-numbering="true" text:style-name="L1">
        <text:list-item>
          <text:p text:style-name="P15"><text:soft-page-break/>Intérêt pour moi d'avoir lu ce papier :</text:p>
        </text:list-item>
      </text:list>
      <text:p text:style-name="P4"/>
      <text:p text:style-name="P5">Ce papier propose un algorithme qui permet un partitionnement d' une page en élément sémantique cohérent, les expérimentations montrent que la méthode fonctionne. Cependant le travail ne permet pas d'identifier le rôle des éléments dans la page we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143348377" text:style-name="L5">
        <text:list-header>
          <text:p text:style-name="P16"/>
        </text:list-header>
      </text:list>
      <text:p text:style-name="P2"/>
      <text:p text:style-name="P2"/>
      <text:p text:style-name="P2"/>
      <text:p text:style-name="P1"><text:span text:style-name="T5">L'approche recherche à reconstruire la structure d'une page web correspondant à la perception humaine, ce qui</text:span><text:bookmark text:name="result_box"/><text:span text:style-name="T6">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Extraction de la structure d'une page web basée sur la représentation visuel de celle ci.</text:p>
      <text:p text:style-name="P6">Processus ascendant pour comprendre de manière automatique comment un utilisateur comprend l'agencement d'une page web.</text:p>
      <text:p text:style-name="P6">Propose une méthode pour découper une page en fonction de <text:span text:style-name="T3">repère visuel</text:span><text:span text:style-name="T4"> implicite et/ou explicite. Découpage selon des critères humains. </text:span></text:p>
      <text:p text:style-name="P6"/>
      <text:p text:style-name="P6">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9">Les utilisateurs visualises les pages web à travers un navigateur web, ils ont ainsi une représentation en deux dimension d'une page web. possède des repères visuelles pour aider à distinguer les différentes parties de celle-ci.</text:p>
      <text:p text:style-name="P9">Le contenu sémantiquement liée est regroupé ensemble. La page entière est découpé en région pour chaque contenu différent en utilisant des séparateurs explicites et implicites (ex : ligne, couleur ect...). </text:p>
      <text:p text:style-name="P9">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2-08T13:15:34</dc:date>
    <dc:creator>Asus </dc:creator>
    <meta:editing-duration>PT15H20M18S</meta:editing-duration>
    <meta:editing-cycles>119</meta:editing-cycles>
    <meta:document-statistic meta:table-count="1" meta:image-count="0" meta:object-count="0" meta:page-count="3" meta:paragraph-count="52" meta:word-count="1063" meta:character-count="6748" meta:non-whitespace-character-count="5725"/>
  </office:meta>
</office:document-meta>
</file>